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0f0e6f" officeooo:paragraph-rsid="000f0e6f"/>
    </style:style>
    <style:style style:name="P5" style:family="paragraph" style:parent-style-name="Table_20_Contents">
      <style:text-properties officeooo:rsid="00125292" officeooo:paragraph-rsid="00125292"/>
    </style:style>
    <style:style style:name="P6" style:family="paragraph" style:parent-style-name="Table_20_Contents">
      <style:text-properties officeooo:rsid="00125a23" officeooo:paragraph-rsid="00125a23"/>
    </style:style>
    <style:style style:name="P7" style:family="paragraph" style:parent-style-name="Text_20_body">
      <style:text-properties officeooo:rsid="000aae84" officeooo:paragraph-rsid="000aae84"/>
    </style:style>
    <style:style style:name="P8" style:family="paragraph" style:parent-style-name="Table_20_Contents">
      <style:text-properties officeooo:rsid="00133cce" officeooo:paragraph-rsid="000f0e6f"/>
    </style:style>
    <style:style style:name="P9" style:family="paragraph" style:parent-style-name="Table_20_Contents">
      <style:text-properties officeooo:rsid="00133cce" officeooo:paragraph-rsid="00133cce"/>
    </style:style>
    <style:style style:name="P10" style:family="paragraph" style:parent-style-name="Table_20_Contents">
      <style:text-properties officeooo:rsid="00140c64" officeooo:paragraph-rsid="00140c64"/>
    </style:style>
    <style:style style:name="P11" style:family="paragraph" style:parent-style-name="Table_20_Contents">
      <style:text-properties officeooo:rsid="00125a23" officeooo:paragraph-rsid="00125a23"/>
    </style:style>
    <style:style style:name="P12" style:family="paragraph" style:parent-style-name="Table_20_Contents">
      <style:text-properties officeooo:rsid="0015dd98" officeooo:paragraph-rsid="0015dd98"/>
    </style:style>
    <style:style style:name="P13" style:family="paragraph" style:parent-style-name="Table_20_Contents">
      <style:text-properties officeooo:rsid="00185074" officeooo:paragraph-rsid="00185074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row table:style-name="TableLine94638307440912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638382179232">
          <table:table-cell table:style-name="Table1.A2" office:value-type="string">
            <text:p text:style-name="P5">Tried installing isabell, but cant.</text:p>
            <text:p text:style-name="P5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6">user : <text:span text:style-name="T5">sujan</text:span></text:p>
            <text:p text:style-name="P6">password: Sujan!@#$%67890</text:p>
            <text:p text:style-name="P6"/>
            <text:p text:style-name="P10">mysql password: <text:span text:style-name="T4">sujan</text:span></text:p>
            <text:p text:style-name="P2"/>
          </table:table-cell>
        </table:table-row>
        <table:table-row table:style-name="TableLine94638371094976">
          <table:table-cell table:style-name="Table1.A2" office:value-type="string">
            <text:p text:style-name="P3">Xen management:</text:p>
            <text:p text:style-name="P3"># rdesktop <text:s/>rdesktop-02</text:p>
            <text:p text:style-name="P4"><text:span text:style-name="T2">#</text:span>wlink123$#</text:p>
            <text:p text:style-name="P8"/>
            <text:p text:style-name="P9">server login:</text:p>
            <text:p text:style-name="P9">username : root</text:p>
            <text:p text:style-name="P9">password : r00twlink$</text:p>
            <text:p text:style-name="P9"/>
            <text:p text:style-name="P12">pbx administrative password: sujan</text:p>
            <text:p text:style-name="P12"/>
          </table:table-cell>
        </table:table-row>
        <table:table-row table:style-name="TableLine94638371094976">
          <table:table-cell table:style-name="Table1.A2" office:value-type="string">
            <text:p text:style-name="P13">Set static ip:</text:p>
            <text:p text:style-name="P13"/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03T17:39:50.079114009</dc:date>
    <meta:editing-duration>PT3H21M19S</meta:editing-duration>
    <meta:editing-cycles>14</meta:editing-cycles>
    <meta:document-statistic meta:table-count="1" meta:image-count="0" meta:object-count="0" meta:page-count="1" meta:paragraph-count="15" meta:word-count="43" meta:character-count="313" meta:non-whitespace-character-count="283"/>
  </office:meta>
</office:document-meta>
</file>